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24pt" style:font-size-asian="24pt" style:font-size-complex="24pt"/>
    </style:style>
    <style:style style:name="P3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" style:parent-style-name="Absatz-Standardschriftart" style:family="text">
      <style:text-properties fo:font-size="16pt" style:font-size-asian="16pt" style:font-size-complex="16pt"/>
    </style:style>
    <style:style style:name="T7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8" style:parent-style-name="Absatz-Standardschriftart" style:family="text">
      <style:text-properties fo:font-size="16pt" style:font-size-asian="16pt" style:font-size-complex="16pt"/>
    </style:style>
    <style:style style:name="T9" style:parent-style-name="Absatz-Standardschriftart" style:family="text">
      <style:text-properties fo:font-size="16pt" style:font-size-asian="16pt" style:font-size-complex="16pt"/>
    </style:style>
    <style:style style:name="T10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11" style:parent-style-name="Absatz-Standardschriftart" style:family="text">
      <style:text-properties fo:color="#000000" fo:font-size="16pt" style:font-size-asian="16pt" style:font-size-complex="16pt"/>
    </style:style>
    <style:style style:name="T12" style:parent-style-name="Absatz-Standardschriftart" style:family="text">
      <style:text-properties fo:font-size="16pt" style:font-size-asian="16pt" style:font-size-complex="16pt"/>
    </style:style>
    <style:style style:name="T13" style:parent-style-name="Absatz-Standardschriftart" style:family="text">
      <style:text-properties fo:font-size="16pt" style:font-size-asian="16pt" style:font-size-complex="16pt"/>
    </style:style>
    <style:style style:name="T14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15" style:parent-style-name="Absatz-Standardschriftart" style:family="text">
      <style:text-properties fo:font-size="16pt" style:font-size-asian="16pt" style:font-size-complex="16pt"/>
    </style:style>
    <style:style style:name="T16" style:parent-style-name="Absatz-Standardschriftart" style:family="text">
      <style:text-properties fo:font-size="16pt" style:font-size-asian="16pt" style:font-size-complex="16pt"/>
    </style:style>
    <style:style style:name="T17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18" style:parent-style-name="Absatz-Standardschriftart" style:family="text">
      <style:text-properties fo:font-size="16pt" style:font-size-asian="16pt" style:font-size-complex="16pt"/>
    </style:style>
    <style:style style:name="T19" style:parent-style-name="Absatz-Standardschriftart" style:family="text">
      <style:text-properties fo:font-size="16pt" style:font-size-asian="16pt" style:font-size-complex="16pt"/>
    </style:style>
    <style:style style:name="T20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21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22" style:parent-style-name="Absatz-Standardschriftart" style:family="text">
      <style:text-properties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" style:parent-style-name="Absatz-Standardschriftart" style:family="text">
      <style:text-properties fo:font-size="16pt" style:font-size-asian="16pt" style:font-size-complex="16pt"/>
    </style:style>
    <style:style style:name="T25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26" style:parent-style-name="Absatz-Standardschriftart" style:family="text">
      <style:text-properties fo:font-size="16pt" style:font-size-asian="16pt" style:font-size-complex="16pt"/>
    </style:style>
    <style:style style:name="T27" style:parent-style-name="Absatz-Standardschriftart" style:family="text">
      <style:text-properties fo:font-size="16pt" style:font-size-asian="16pt" style:font-size-complex="16pt"/>
    </style:style>
    <style:style style:name="T28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29" style:parent-style-name="Absatz-Standardschriftart" style:family="text">
      <style:text-properties fo:font-size="16pt" style:font-size-asian="16pt" style:font-size-complex="16pt"/>
    </style:style>
    <style:style style:name="T30" style:parent-style-name="Absatz-Standardschriftart" style:family="text">
      <style:text-properties fo:font-size="16pt" style:font-size-asian="16pt" style:font-size-complex="16pt"/>
    </style:style>
    <style:style style:name="T31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32" style:parent-style-name="Absatz-Standardschriftart" style:family="text">
      <style:text-properties fo:font-style="italic" style:font-style-asian="italic" style:font-style-complex="italic" fo:color="#00888A" fo:font-size="16pt" style:font-size-asian="16pt" style:font-size-complex="16pt"/>
    </style:style>
    <style:style style:name="T33" style:parent-style-name="Absatz-Standardschriftart" style:family="text">
      <style:text-properties fo:font-size="16pt" style:font-size-asian="16pt" style:font-size-complex="16pt"/>
    </style:style>
    <style:style style:name="P34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5" style:parent-style-name="Standard" style:family="paragraph">
      <style:text-properties fo:font-size="16pt" style:font-size-asian="16pt" style:font-size-complex="16pt"/>
    </style:style>
    <style:style style:name="T46" style:parent-style-name="Absatz-Standardschriftart" style:family="text">
      <style:text-properties fo:font-size="16pt" style:font-size-asian="16pt" style:font-size-complex="16pt"/>
    </style:style>
    <style:style style:name="T47" style:parent-style-name="Absatz-Standardschriftart" style:family="text">
      <style:text-properties fo:color="#000000" fo:font-size="16pt" style:font-size-asian="16pt" style:font-size-complex="16pt"/>
    </style:style>
    <style:style style:name="T48" style:parent-style-name="Absatz-Standardschriftart" style:family="text">
      <style:text-properties fo:color="#000000" fo:font-size="16pt" style:font-size-asian="16pt" style:font-size-complex="16pt"/>
    </style:style>
    <style:style style:name="T49" style:parent-style-name="Absatz-Standardschriftart" style:family="text">
      <style:text-properties fo:color="#000000" fo:font-size="16pt" style:font-size-asian="16pt" style:font-size-complex="16pt"/>
    </style:style>
    <style:style style:name="T50" style:parent-style-name="Absatz-Standardschriftart" style:family="text">
      <style:text-properties fo:color="#000000" fo:font-size="16pt" style:font-size-asian="16pt" style:font-size-complex="16pt"/>
    </style:style>
    <style:style style:name="T51" style:parent-style-name="Absatz-Standardschriftart" style:family="text">
      <style:text-properties fo:color="#000000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5" style:parent-style-name="Standard" style:family="paragraph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8" style:parent-style-name="Standard" style:family="paragraph">
      <style:text-properties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T64" style:parent-style-name="Absatz-Standardschriftart" style:family="text">
      <style:text-properties fo:font-size="16pt" style:font-size-asian="16pt" style:font-size-complex="16pt"/>
    </style:style>
    <style:style style:name="T65" style:parent-style-name="Absatz-Standardschriftart" style:family="text">
      <style:text-properties fo:color="#000000" fo:font-size="16pt" style:font-size-asian="16pt" style:font-size-complex="16pt"/>
    </style:style>
    <style:style style:name="T66" style:parent-style-name="Absatz-Standardschriftart" style:family="text">
      <style:text-properties fo:font-size="16pt" style:font-size-asian="16pt" style:font-size-complex="16pt"/>
    </style:style>
    <style:style style:name="T67" style:parent-style-name="Absatz-Standardschriftart" style:family="text">
      <style:text-properties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69" style:parent-style-name="Absatz-Standardschriftart" style:family="text">
      <style:text-properties fo:font-size="16pt" style:font-size-asian="16pt" style:font-size-complex="16pt"/>
    </style:style>
    <style:style style:name="T70" style:parent-style-name="Absatz-Standardschriftart" style:family="text">
      <style:text-properties fo:color="#000000" fo:font-size="16pt" style:font-size-asian="16pt" style:font-size-complex="16pt"/>
    </style:style>
    <style:style style:name="T71" style:parent-style-name="Absatz-Standardschriftart" style:family="text">
      <style:text-properties fo:color="#000000" fo:font-size="16pt" style:font-size-asian="16pt" style:font-size-complex="16pt"/>
    </style:style>
    <style:style style:name="T72" style:parent-style-name="Absatz-Standardschriftart" style:family="text">
      <style:text-properties fo:color="#000000" fo:font-size="16pt" style:font-size-asian="16pt" style:font-size-complex="16pt"/>
    </style:style>
    <style:style style:name="P73" style:parent-style-name="Standard" style:family="paragraph">
      <style:text-properties fo:font-size="18pt" style:font-size-asian="18pt" style:font-size-complex="18pt"/>
    </style:style>
    <style:style style:name="P74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75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76" style:parent-style-name="Standard" style:family="paragraph">
      <style:text-properties style:font-weight-complex="bold" fo:font-size="16pt" style:font-size-asian="16pt" style:font-size-complex="16pt"/>
    </style:style>
    <style:style style:name="P77" style:parent-style-name="Standard" style:family="paragraph">
      <style:text-properties style:font-weight-complex="bold" fo:font-size="16pt" style:font-size-asian="16pt" style:font-size-complex="16pt"/>
    </style:style>
    <style:style style:name="P78" style:parent-style-name="Standard" style:family="paragraph">
      <style:text-properties style:font-weight-complex="bold" fo:font-size="16pt" style:font-size-asian="16pt" style:font-size-complex="16pt"/>
    </style:style>
    <style:style style:name="P79" style:parent-style-name="Standard" style:family="paragraph">
      <style:text-properties style:font-weight-complex="bold" fo:font-size="16pt" style:font-size-asian="16pt" style:font-size-complex="16pt"/>
    </style:style>
    <style:style style:name="P80" style:parent-style-name="Standard" style:family="paragraph">
      <style:text-properties style:font-weight-complex="bold" fo:font-size="16pt" style:font-size-asian="16pt" style:font-size-complex="16pt"/>
    </style:style>
    <style:style style:name="P81" style:parent-style-name="Standard" style:family="paragraph">
      <style:text-properties style:font-weight-complex="bold" fo:font-size="16pt" style:font-size-asian="16pt" style:font-size-complex="16pt"/>
    </style:style>
    <style:style style:name="P82" style:parent-style-name="Standard" style:family="paragraph">
      <style:text-properties style:font-weight-complex="bold" fo:font-size="16pt" style:font-size-asian="16pt" style:font-size-complex="16pt"/>
    </style:style>
    <style:style style:name="P83" style:parent-style-name="Standard" style:family="paragraph">
      <style:text-properties style:font-weight-complex="bold" fo:font-size="16pt" style:font-size-asian="16pt" style:font-size-complex="16pt"/>
    </style:style>
    <style:style style:name="P84" style:parent-style-name="Standard" style:family="paragraph">
      <style:text-properties style:font-weight-complex="bold" fo:font-size="16pt" style:font-size-asian="16pt" style:font-size-complex="16pt"/>
    </style:style>
    <style:style style:name="P85" style:parent-style-name="Standard" style:family="paragraph">
      <style:text-properties style:font-weight-complex="bold" fo:font-size="16pt" style:font-size-asian="16pt" style:font-size-complex="16pt"/>
    </style:style>
    <style:style style:name="P86" style:parent-style-name="Standard" style:family="paragraph">
      <style:text-properties style:font-weight-complex="bold" fo:font-size="16pt" style:font-size-asian="16pt" style:font-size-complex="16pt"/>
    </style:style>
    <style:style style:name="P87" style:parent-style-name="Standard" style:family="paragraph">
      <style:text-properties style:font-weight-complex="bold" fo:font-size="16pt" style:font-size-asian="16pt" style:font-size-complex="16pt"/>
    </style:style>
  </office:automatic-styles>
  <office:body>
    <office:text text:use-soft-page-breaks="true">
      <text:p text:style-name="P1"><text:span text:style-name="T2">Orders</text:span></text:p>
      <text:p text:style-name="P3"/>
      <text:p text:style-name="P4">Interesting columns for correlation</text:p>
      <text:p text:style-name="P5">Causes:</text:p>
      <text:p text:style-name="Standard"><text:span text:style-name="T6">-</text:span><text:span text:style-name="T7">Order Line Date</text:span><text:span text:style-name="T8">: What day of month causes what values? (Covers 3 months)</text:span></text:p>
      <text:p text:style-name="Standard"><text:span text:style-name="T9">-</text:span><text:span text:style-name="T10">Order Line Day of Week</text:span><text:span text:style-name="T11">:</text:span><text:span text:style-name="T12"><text:s/>What day of week causes what values?</text:span></text:p>
      <text:p text:style-name="Standard"><text:span text:style-name="T13">-</text:span><text:span text:style-name="T14">Order Line Hour of Day</text:span><text:span text:style-name="T15">: What hour causes what values?</text:span></text:p>
      <text:p text:style-name="Standard"><text:span text:style-name="T16">-</text:span><text:span text:style-name="T17">Order Promotion Code</text:span><text:span text:style-name="T18">: Ranking by most common code, which code is the most effective (→ order quantity, value), do customers using codes buy more?</text:span></text:p>
      <text:p text:style-name="Standard"><text:span text:style-name="T19">-</text:span><text:span text:style-name="T20">Order Discount<text:s/></text:span><text:span text:style-name="T21">Amount</text:span><text:span text:style-name="T22">: How common are discounts in %? What’s the average discount? Do discounts cause higher spending?</text:span></text:p>
      <text:p text:style-name="P23">Effects:</text:p>
      <text:p text:style-name="Standard"><text:span text:style-name="T24">-</text:span><text:span text:style-name="T25">Order Line Quantity</text:span><text:span text:style-name="T26">: What causes bigger order quantities?</text:span></text:p>
      <text:p text:style-name="Standard"><text:span text:style-name="T27">-</text:span><text:span text:style-name="T28">Order Line Unit List Price</text:span><text:span text:style-name="T29">: What causes bigger order values?</text:span></text:p>
      <text:p text:style-name="Standard"><text:span text:style-name="T30">-</text:span><text:span text:style-name="T31">Spend Over $12 Per<text:s/></text:span><text:span text:style-name="T32">Order On Average</text:span><text:span text:style-name="T33">: What causes this to be true/false?</text:span></text:p>
      <text:p text:style-name="P34"/>
      <text:p text:style-name="P35">Plotting / Excel reports</text:p>
      <text:p text:style-name="P36">Deviation:</text:p>
      <text:p text:style-name="P37">Deviation from mean order quantity, price for:</text:p>
      <text:p text:style-name="P38">-Truck Owner / RV Owner / Motorcycle Owner</text:p>
      <text:p text:style-name="P39">-Working Woman / Presence of Children</text:p>
      <text:p text:style-name="P40">-Bank Card Holder / Gas Card Holder /<text:s/>Upscale Card Holder / Unknown Card Type / TE Card Holder / Premium Card Holder / New Bank Card</text:p>
      <text:p text:style-name="P41">-Speciality Store Retail / Oil Retail Activity / Bank Retail Activity / Finance Retail Activity / Miscellaneous Retail Activity / Upscale Retail / Upscale Speciality Retail / Rental Activity</text:p>
      <text:p text:style-name="P42">Correlation:</text:p>
      <text:p text:style-name="P43">see “Interesting columns for correlation”</text:p>
      <text:p text:style-name="P44">Ranking (by sales quantity, price):</text:p>
      <text:p text:style-name="P45">-Order Line Subassortment ID</text:p>
      <text:p text:style-name="Standard"><text:span text:style-name="T46">-</text:span><text:span text:style-name="T47">City</text:span></text:p>
      <text:p text:style-name="Standard"><text:span text:style-name="T48">-Country</text:span></text:p>
      <text:p text:style-name="Standard"><text:span text:style-name="T49">-US State</text:span></text:p>
      <text:p text:style-name="Standard"><text:span text:style-name="T50">-Manufacturer / Brand Name</text:span></text:p>
      <text:p text:style-name="Standard"><text:span text:style-name="T51">-Order Credit Card Brand</text:span></text:p>
      <text:p text:style-name="P52">Distribution:</text:p>
      <text:soft-page-break/>
      <text:p text:style-name="P53">-</text:p>
      <text:p text:style-name="P54">Change over Time:</text:p>
      <text:p text:style-name="P55">-Avg. Order Line Quantity + s.d.</text:p>
      <text:p text:style-name="P56">-Avg. Order Line Unit List Price + s.d.</text:p>
      <text:p text:style-name="P57">Magnitude:</text:p>
      <text:p text:style-name="P58">-</text:p>
      <text:p text:style-name="P59">Part-to-whole (by sales quantity, price):</text:p>
      <text:p text:style-name="P60">-Age (in categories)</text:p>
      <text:p text:style-name="P61">-Marital Status</text:p>
      <text:p text:style-name="P62">-Gender</text:p>
      <text:p text:style-name="P63">-Audience</text:p>
      <text:p text:style-name="Standard"><text:span text:style-name="T64">-</text:span><text:span text:style-name="T65">StockType</text:span><text:span text:style-name="T66">: Are replenishable or seasonal<text:s/></text:span><text:span text:style-name="T67">products more popular?</text:span></text:p>
      <text:p text:style-name="P68">Spatial (optional category):</text:p>
      <text:p text:style-name="Standard"><text:span text:style-name="T69">-</text:span><text:span text:style-name="T70">City</text:span></text:p>
      <text:p text:style-name="Standard"><text:span text:style-name="T71">-Country</text:span></text:p>
      <text:p text:style-name="Standard"><text:span text:style-name="T72">-US State</text:span></text:p>
      <text:p text:style-name="P73"/>
      <text:p text:style-name="P74">Clicks</text:p>
      <text:p text:style-name="P75"/>
      <text:p text:style-name="P76">-Request Day of Week</text:p>
      <text:p text:style-name="P77">-Request Hour of Day</text:p>
      <text:p text:style-name="P78">-Session<text:s/>visit count</text:p>
      <text:p text:style-name="P79">-Session<text:s/>first content<text:s/>ID</text:p>
      <text:p text:style-name="P80"/>
      <text:p text:style-name="P81">Overview Product and Packaging</text:p>
      <text:p text:style-name="P82">-From Brand Name to Pattern</text:p>
      <text:p text:style-name="P83"/>
      <text:p text:style-name="P84">-Assortment creation date compared to buying date</text:p>
      <text:p text:style-name="P85"/>
      <text:p text:style-name="P86">Generally compare Product, Order and Assortment details</text:p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</dc:creator>
    <meta:creation-date>2018-07-07T16:08:00Z</meta:creation-date>
    <dc:date>2019-05-01T15:53:00Z</dc:date>
    <meta:template xlink:href="Normal.dotm" xlink:type="simple"/>
    <meta:editing-cycles>105</meta:editing-cycles>
    <meta:editing-duration>PT0S</meta:editing-duration>
    <meta:document-statistic meta:page-count="2" meta:paragraph-count="3" meta:word-count="274" meta:character-count="1999" meta:row-count="14" meta:non-whitespace-character-count="1728"/>
  </office:meta>
</office:document-meta>
</file>